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RemovalException.NodeTypeRemoval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deTypeRemovalException.NodeTypeRemovalException( Exception wrapped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